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87cm" svg:height="9.005cm" svg:x="0.028cm" svg:y="4.17cm">
            <draw:object draw:notify-on-update-of-ranges="Hoja1.A1:Hoja1.A1 Hoja1.A2:Hoja1.A6 Hoja1.B1:Hoja1.B1 Hoja1.B2:Hoja1.B6 Hoja1.C1:Hoja1.C1 Hoja1.C2:Hoja1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otal TPS</text:p>
          </table:table-cell>
          <table:table-cell office:value-type="string" calcext:value-type="string">
            <text:p>Avg. Response time</text:p>
          </table:table-cell>
        </table:table-row>
        <table:table-row table:style-name="ro1">
          <table:table-cell office:value-type="string" calcext:value-type="string">
            <text:p>Medición 1</text:p>
          </table:table-cell>
          <table:table-cell office:value-type="float" office:value="226.52" calcext:value-type="float">
            <text:p>226,52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table:style-name="ce1" office:value-type="string" calcext:value-type="string">
            <text:p>Medición 2</text:p>
          </table:table-cell>
          <table:table-cell office:value-type="float" office:value="233.86" calcext:value-type="float">
            <text:p>233,86</text:p>
          </table:table-cell>
          <table:table-cell office:value-type="float" office:value="0.426" calcext:value-type="float">
            <text:p>0,426</text:p>
          </table:table-cell>
        </table:table-row>
        <table:table-row table:style-name="ro1">
          <table:table-cell table:style-name="ce1" office:value-type="string" calcext:value-type="string">
            <text:p>Medición 3</text:p>
          </table:table-cell>
          <table:table-cell office:value-type="float" office:value="229.85" calcext:value-type="float">
            <text:p>229,85</text:p>
          </table:table-cell>
          <table:table-cell office:value-type="float" office:value="0.432" calcext:value-type="float">
            <text:p>0,432</text:p>
          </table:table-cell>
        </table:table-row>
        <table:table-row table:style-name="ro1">
          <table:table-cell table:style-name="ce1" office:value-type="string" calcext:value-type="string">
            <text:p>Medición 4</text:p>
          </table:table-cell>
          <table:table-cell office:value-type="float" office:value="242.75" calcext:value-type="float">
            <text:p>242,75</text:p>
          </table:table-cell>
          <table:table-cell office:value-type="float" office:value="0.406" calcext:value-type="float">
            <text:p>0,406</text:p>
          </table:table-cell>
        </table:table-row>
        <table:table-row table:style-name="ro1">
          <table:table-cell table:style-name="ce1" office:value-type="string" calcext:value-type="string">
            <text:p>Medición 5</text:p>
          </table:table-cell>
          <table:table-cell office:value-type="float" office:value="223.94" calcext:value-type="float">
            <text:p>223,94</text:p>
          </table:table-cell>
          <table:table-cell office:value-type="float" office:value="0.443" calcext:value-type="float">
            <text:p>0,44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];[.B3];[.B4];[.B5];[.B6] )" office:value-type="float" office:value="231.384" calcext:value-type="float">
            <text:p>231,384</text:p>
          </table:table-cell>
          <table:table-cell table:formula="of:=AVERAGE([.C2];[.C3];[.C4];[.C5];[.C6] )" office:value-type="float" office:value="0.4294" calcext:value-type="float">
            <text:p>0,4294</text:p>
          </table:table-cell>
        </table:table-row>
        <table:table-row table:style-name="ro1">
          <table:table-cell office:value-type="string" calcext:value-type="string">
            <text:p>Desviación Típica</text:p>
          </table:table-cell>
          <table:table-cell table:formula="of:=STDEV([.B2];[.B3];[.B4];[.B5];[.B6] )" office:value-type="float" office:value="7.36106853656451" calcext:value-type="float">
            <text:p>7,3610685366</text:p>
          </table:table-cell>
          <table:table-cell table:formula="of:=STDEV([.C2];[.C3];[.C4];[.C5];[.C6] )" office:value-type="float" office:value="0.0146901327427631" calcext:value-type="float">
            <text:p>0,01469013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5:40:45.219969631</meta:creation-date>
    <dc:date>2015-04-16T15:49:31.950369045</dc:date>
    <meta:editing-duration>P0D</meta:editing-duration>
    <meta:editing-cycles>1</meta:editing-cycles>
    <meta:document-statistic meta:table-count="1" meta:cell-count="23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bar" chart:style-name="ch1">
        <chart:title svg:x="6.971cm" svg:y="0.316cm" chart:style-name="ch2">
          <text:p>Openload</text:p>
        </chart:title>
        <chart:subtitle svg:x="4.894cm" svg:y="1.301cm" chart:style-name="ch3">
          <text:p>Balanceador ha-proxy (granja web)</text:p>
        </chart:subtitle>
        <chart:legend chart:legend-position="end" svg:x="12.137cm" svg:y="3.955cm" style:legend-expansion="high" chart:style-name="ch4"/>
        <chart:plot-area chart:style-name="ch5" table:cell-range-address="Hoja1.A1:Hoja1.C6" chart:data-source-has-labels="both" svg:x="0.319cm" svg:y="2.19cm" svg:width="11.499cm" svg:height="6.63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41cm" svg:y="2.19cm" svg:width="10.662cm" svg:height="5.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Hoja1.A2:Hoja1.A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Hoja1.B2:Hoja1.B6" chart:label-cell-address="Hoja1.B1:Hoja1.B1" chart:class="chart:bar">
            <chart:data-point chart:repeated="5"/>
          </chart:series>
          <chart:series chart:style-name="ch10" chart:values-cell-range-address="Hoja1.C2:Hoja1.C6" chart:label-cell-address="Hoja1.C1:Hoja1.C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PS</text:p>
                <draw:g>
                  <svg:desc>Hoja1.B1:Hoja1.B1</svg:desc>
                </draw:g>
              </table:table-cell>
              <table:table-cell office:value-type="string">
                <text:p>Avg. Response time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</text:p>
                <draw:g>
                  <svg:desc>Hoja1.A2:Hoja1.A6</svg:desc>
                </draw:g>
              </table:table-cell>
              <table:table-cell office:value-type="float" office:value="226.52">
                <text:p>226.52</text:p>
                <draw:g>
                  <svg:desc>Hoja1.B2:Hoja1.B6</svg:desc>
                </draw:g>
              </table:table-cell>
              <table:table-cell office:value-type="float" office:value="0.44">
                <text:p>0.44</text:p>
                <draw:g>
                  <svg:desc>Hoja1.C2:Hoja1.C6</svg:desc>
                </draw:g>
              </table:table-cell>
            </table:table-row>
            <table:table-row>
              <table:table-cell office:value-type="string">
                <text:p>Medición 2</text:p>
              </table:table-cell>
              <table:table-cell office:value-type="float" office:value="233.86">
                <text:p>233.86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Medición 3</text:p>
              </table:table-cell>
              <table:table-cell office:value-type="float" office:value="229.85">
                <text:p>229.85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Medición 4</text:p>
              </table:table-cell>
              <table:table-cell office:value-type="float" office:value="242.75">
                <text:p>242.75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string">
                <text:p>Medición 5</text:p>
              </table:table-cell>
              <table:table-cell office:value-type="float" office:value="223.94">
                <text:p>223.94</text:p>
              </table:table-cell>
              <table:table-cell office:value-type="float" office:value="0.443">
                <text:p>0.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